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">Errores<text:tab/>2</text:p>
          <text:p text:style-name="P6">Sistema de Ecuaciones Lineales<text:tab/>2</text:p>
          <text:p text:style-name="P7">Métodos Directos<text:tab/>2</text:p>
          <text:p text:style-name="P8">Gauss sin pivoteo<text:tab/>2</text:p>
          <text:p text:style-name="P8">Gauss con pivoteo (parcial o total)<text:tab/>2</text:p>
          <text:p text:style-name="P7">Refinamiento Iterativo<text:tab/>2</text:p>
          <text:p text:style-name="P7">Métodos Iterativos<text:tab/>3</text:p>
          <text:p text:style-name="P8">Jacobi<text:tab/>3</text:p>
          <text:p text:style-name="P8">Gauss-Seidel<text:tab/>3</text:p>
          <text:p text:style-name="P8">SOR<text:tab/>3</text:p>
          <text:p text:style-name="P7">Conclusiones Sistema de Ecuaciones Lineales<text:tab/>3</text:p>
          <text:p text:style-name="P6">Sistema de Ecuaciones No Lineales<text:tab/>4</text:p>
          <text:p text:style-name="P7">Métodos de Arranque<text:tab/>4</text:p>
          <text:p text:style-name="P8">Bisección<text:tab/>4</text:p>
          <text:p text:style-name="P8">Regula-Falsi<text:tab/>4</text:p>
          <text:p text:style-name="P7">Métodos de Convergencia<text:tab/>4</text:p>
          <text:p text:style-name="P8">Punto Fijo<text:tab/>4</text:p>
          <text:p text:style-name="P8">Newton-Raphson<text:tab/>4</text:p>
          <text:p text:style-name="P8">Secante<text:tab/>5</text:p>
          <text:p text:style-name="P7">Conclusiones Sistema de Ecuaciones No Lineales<text:tab/>5</text:p>
          <text:p text:style-name="P6">Interpolación<text:tab/>5</text:p>
          <text:p text:style-name="P7">Polinomio Interpolador de Lagrange<text:tab/>5</text:p>
          <text:p text:style-name="P7">Polinomio Interpolador de Newton<text:tab/>5</text:p>
          <text:p text:style-name="P7">Polinomio Interpolador de Hermite<text:tab/>5</text:p>
        </text:index-body>
      </text:table-of-content>
      <text:h text:style-name="Heading_20_1" text:outline-level="1"/>
      <text:h text:style-name="P5" text:outline-level="1">Errores</text:h>
      <text:p text:style-name="Standard"/>
      <text:h text:style-name="Heading_20_1" text:outline-level="1">Sistema de Ecuaciones Lineales</text:h>
      <text:h text:style-name="Heading_20_2" text:outline-level="2">Métodos Directos</text:h>
      <text:h text:style-name="Heading_20_3" text:outline-level="3">Gauss sin pivoteo</text:h>
      <text:p text:style-name="Text_20_body"><draw:frame draw:style-name="fr1" draw:name="Object1" text:anchor-type="as-char" svg:width="1.842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draw:frame draw:style-name="fr1" draw:name="Object2" text:anchor-type="as-char" svg:width="3.978cm" svg:height="0.58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p text:style-name="Text_20_body">Descomposición LU</text:p>
      <text:p text:style-name="Text_20_body">A = LU</text:p>
      <text:p text:style-name="Text_20_body">Ax = b</text:p>
      <text:p text:style-name="Text_20_body">LUx = b</text:p>
      <text:p text:style-name="Text_20_body">Ux = y</text:p>
      <text:p text:style-name="Text_20_body">Ly = b</text:p>
      <text:h text:style-name="Heading_20_3" text:outline-level="3">Gauss con pivoteo (parcial o total)</text:h>
      <text:p text:style-name="Text_20_body">Es igual, sólo que al final, hago:</text:p>
      <text:p text:style-name="Text_20_body"/>
      <text:p text:style-name="Text_20_body">Ax = b</text:p>
      <text:p text:style-name="Text_20_body">PAx = Pb</text:p>
      <text:p text:style-name="Text_20_body">LUx = Pb</text:p>
      <text:p text:style-name="Text_20_body">Ux = y</text:p>
      <text:p text:style-name="Text_20_body">Ly = Pb</text:p>
      <text:h text:style-name="Heading_20_2" text:outline-level="2">Refinamiento Iterativo</text:h>
      <text:p text:style-name="Text_20_body">r = b – Ax* (La cuenta se realiza con <text:span text:style-name="T1">doble precisión</text:span>)</text:p>
      <text:p text:style-name="Text_20_body">Una vez que hallo r, lo paso nuevamente a simple precisión y hago:</text:p>
      <text:p text:style-name="Text_20_body">A(x-x*) = r</text:p>
      <text:p text:style-name="Text_20_body">Adx = r</text:p>
      <text:p text:style-name="Text_20_body">LUdx = Pr</text:p>
      <text:p text:style-name="Text_20_body">Udx = y</text:p>
      <text:p text:style-name="Text_20_body">Ly = Pr</text:p>
      <text:p text:style-name="Text_20_body">x*_2 = x*_1 + dx</text:p>
      <text:p text:style-name="Text_20_body"><text:soft-page-break/></text:p>
      <text:p text:style-name="Text_20_body">(Si es refinamiento tras Gauss sin pivoteo, P es la matriz identidad, o sea, es como si no estuviera)</text:p>
      <text:p text:style-name="Text_20_body"/>
      <text:h text:style-name="Heading_20_2" text:outline-level="2">Métodos Iterativos</text:h>
      <text:h text:style-name="Heading_20_3" text:outline-level="3">Jacobi</text:h>
      <text:p text:style-name="Text_20_body">[Formulita de Jacobi]</text:p>
      <text:h text:style-name="Heading_20_3" text:outline-level="3">Gauss-Seidel</text:h>
      <text:p text:style-name="Text_20_body">[Formulita de Gauss-Seidel]</text:p>
      <text:h text:style-name="Heading_20_3" text:outline-level="3">SOR</text:h>
      <text:p text:style-name="Text_20_body">[Formulita de SOR]</text:p>
      <text:p text:style-name="Text_20_body"/>
      <text:h text:style-name="Heading_20_2" text:outline-level="2">Conclusiones Sistema de Ecuaciones Lineales</text:h>
      <text:p text:style-name="Text_20_body">En los métodos directos no hay error de truncamiento, mientras que en los métodos iterativos sí, ya que es un proceso infinito.</text:p>
      <text:p text:style-name="Text_20_body">Sí hay error de redondeo (tanto truncado como redondeo simétrico), en ambos.</text:p>
      <text:p text:style-name="Text_20_body">Condición de un sistema: K(A) = ||A||.||A^-1||</text:p>
      <text:p text:style-name="Text_20_body">Estimación K(A) = ||dx||/||x*|| <text:s/>. 10^t</text:p>
      <text:p text:style-name="Text_20_body">Teorema 1) Si A es diagonal dominante → Jacobi y Gauss-Seidel convergen</text:p>
      <text:p text:style-name="Text_20_body">Teorema 2) Si A es definida positiva y 0&lt;w&lt;2 → SOR converge</text:p>
      <text:p text:style-name="Text_20_body">Convergencia: <draw:frame draw:style-name="fr1" draw:name="Object3" text:anchor-type="as-char" svg:width="2.148cm" svg:height="1.62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p : Orden de convergencia</text:p>
      <text:p text:style-name="Text_20_body">C: Constante asintótica del error</text:p>
      <text:p text:style-name="Text_20_body">El método debe estar convirgiendo para poder realizar esto. Por eso no se realiza en las primeras iteraciones. Además, tanto p como C deberían mantenerse constantes, por lo que se pueden utilizar tres pasos e igualar.</text:p>
      <text:p text:style-name="Text_20_body"/>
      <text:p text:style-name="Text_20_body">Ventajas de los métodos directos</text:p>
      <text:list xml:id="list37160489" text:style-name="L1">
        <text:list-item>
          <text:p text:style-name="P1">Siempre tiene solución (siempre con Det(a) != 0)</text:p>
        </text:list-item>
        <text:list-item>
          <text:p text:style-name="P1">Se aprovecha la programación secuencial</text:p>
        </text:list-item>
      </text:list>
      <text:p text:style-name="Text_20_body">Desventajas de los métodos directos</text:p>
      <text:list xml:id="list37180408" text:style-name="L2">
        <text:list-item>
          <text:p text:style-name="P2">Si la matriz es mal condicionada complica la resolución</text:p>
        </text:list-item>
        <text:list-item>
          <text:p text:style-name="P2"><text:soft-page-break/>Propaga errores de redondeo</text:p>
        </text:list-item>
        <text:list-item>
          <text:p text:style-name="P2">No aprovecha las matrices ralas (con muchos ceros).</text:p>
        </text:list-item>
      </text:list>
      <text:p text:style-name="Text_20_body">Ventajas de los métodos iterativos</text:p>
      <text:list xml:id="list37181700" text:style-name="L3">
        <text:list-item>
          <text:p text:style-name="P3">Sólo propaga errores en la última iteración</text:p>
        </text:list-item>
        <text:list-item>
          <text:p text:style-name="P3">Aprovecha las matrices ralas (con muchos ceros).</text:p>
        </text:list-item>
      </text:list>
      <text:p text:style-name="Text_20_body">Desventajas de los métodos iterativos</text:p>
      <text:list xml:id="list37185417" text:style-name="L4">
        <text:list-item>
          <text:p text:style-name="P4">Tiene error de truncamiento</text:p>
        </text:list-item>
        <text:list-item>
          <text:p text:style-name="P4">No es trivial seleccionar un criterio de corte</text:p>
        </text:list-item>
        <text:list-item>
          <text:p text:style-name="P4">Necesito probar la convergencia ya que puede no converger.</text:p>
        </text:list-item>
      </text:list>
      <text:p text:style-name="Text_20_body"/>
      <text:h text:style-name="Heading_20_1" text:outline-level="1">Sistema de Ecuaciones No Lineales</text:h>
      <text:h text:style-name="Heading_20_2" text:outline-level="2">Métodos de Arranque</text:h>
      <text:h text:style-name="Heading_20_3" text:outline-level="3">Bisección</text:h>
      <text:p text:style-name="Text_20_body">m = (a+b)/2 con Tablita</text:p>
      <text:h text:style-name="Heading_20_3" text:outline-level="3">Regula-Falsi</text:h>
      <text:p text:style-name="Text_20_body">Igual a Bisección pero con <draw:frame draw:style-name="fr1" draw:name="Object4" text:anchor-type="as-char" svg:width="7.167cm" svg:height="1.124cm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2" text:outline-level="2">Métodos de Convergencia</text:h>
      <text:h text:style-name="Heading_20_3" text:outline-level="3">Punto Fijo</text:h>
      <text:p text:style-name="Text_20_body">Teorema del Punto Fijo: Dada una f(x), construyo g(x) = x-f(x)</text:p>
      <text:p text:style-name="Text_20_body">Si g(x) es continua en el intervalo y para todo valor del intervalo, g(x) también está en el intervalo, entonces g(x) tiene al menos un punto fijo en el intervalo.</text:p>
      <text:p text:style-name="Text_20_body">Si además existe la derivada de g(x) y su módulo es menor o igual a 1 para todos los valores del intervalo, entonces el punto fijo <text:span text:style-name="T1">es único</text:span>.</text:p>
      <text:p text:style-name="Text_20_body">El punto fijo es aquel x / g(x)=x, lo que es lo mismo que decir f(x) = 0, o sea, ese x es raíz de la función f.</text:p>
      <text:p text:style-name="Text_20_body">Tablita con x_(k+1) = x_k - f(x)</text:p>
      <text:h text:style-name="Heading_20_3" text:outline-level="3">Newton-Raphson</text:h>
      <text:p text:style-name="Text_20_body">Debo probar por el teorema del Punto Fijo.</text:p>
      <text:p text:style-name="Text_20_body">Luego hago tablita con x_(k+1) = x_k - (f(x)/f´(x))</text:p>
      <text:h text:style-name="Heading_20_3" text:outline-level="3"><text:soft-page-break/>Secante</text:h>
      <text:p text:style-name="Standard">Igual a Newton-Raphson, pero en vez de usar la derivada, la aproximo por cociente incremental. Como resultado obtengo que en la tablita uso:</text:p>
      <text:p text:style-name="Standard">x_(k+1) = x_k – (x_k – x_(k-1)) . (f(x_k) / (f(x_k)-f(x_k-1))</text:p>
      <text:p text:style-name="Standard"/>
      <text:h text:style-name="Heading_20_2" text:outline-level="2">Conclusiones Sistema de Ecuaciones No Lineales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Método</text:p>
          </table:table-cell>
          <table:table-cell table:style-name="Table1.A1" office:value-type="string">
            <text:p text:style-name="P9">Ventajas</text:p>
          </table:table-cell>
          <table:table-cell table:style-name="Table1.A1" office:value-type="string">
            <text:p text:style-name="P9">Desventajas</text:p>
          </table:table-cell>
          <table:table-cell table:style-name="Table1.D1" office:value-type="string">
            <text:p text:style-name="P9">Orden de convergencia</text:p>
          </table:table-cell>
        </table:table-row>
        <table:table-row>
          <table:table-cell table:style-name="Table1.A2" office:value-type="string">
            <text:p text:style-name="Table_20_Contents">Tablas/Gráficos</text:p>
          </table:table-cell>
          <table:table-cell table:style-name="Table1.A2" office:value-type="string">
            <text:p text:style-name="Table_20_Contents">Fácil</text:p>
            <text:p text:style-name="Table_20_Contents">Rápido</text:p>
          </table:table-cell>
          <table:table-cell table:style-name="Table1.A2" office:value-type="string">
            <text:p text:style-name="Table_20_Contents">Muy poca precisión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Bisección</text:p>
          </table:table-cell>
          <table:table-cell table:style-name="Table1.A2" office:value-type="string">
            <text:p text:style-name="Table_20_Contents">Fácil implementación</text:p>
            <text:p text:style-name="Table_20_Contents">Siempre converge</text:p>
            <text:p text:style-name="Table_20_Contents">Pocos requisitos</text:p>
          </table:table-cell>
          <table:table-cell table:style-name="Table1.A2" office:value-type="string">
            <text:p text:style-name="Table_20_Contents">La convergencia es lenta</text:p>
          </table:table-cell>
          <table:table-cell table:style-name="Table1.D2" office:value-type="string">
            <text:p text:style-name="Table_20_Contents">1 (lineal)</text:p>
          </table:table-cell>
        </table:table-row>
        <table:table-row>
          <table:table-cell table:style-name="Table1.A2" office:value-type="string">
            <text:p text:style-name="Table_20_Contents">Regula Falsi</text:p>
          </table:table-cell>
          <table:table-cell table:style-name="Table1.A2" office:value-type="string">
            <text:p text:style-name="Table_20_Contents">Converge incondicionalmente</text:p>
            <text:p text:style-name="Table_20_Contents">La raíz siempre está en el intervalo</text:p>
          </table:table-cell>
          <table:table-cell table:style-name="Table1.A2" office:value-type="string">
            <text:p text:style-name="Table_20_Contents">Convergencia lenta</text:p>
          </table:table-cell>
          <table:table-cell table:style-name="Table1.D2" office:value-type="string">
            <text:p text:style-name="Table_20_Contents">1 (lineal)</text:p>
          </table:table-cell>
        </table:table-row>
        <table:table-row>
          <table:table-cell table:style-name="Table1.A2" office:value-type="string">
            <text:p text:style-name="Table_20_Contents">Punto Fijo</text:p>
          </table:table-cell>
          <table:table-cell table:style-name="Table1.A2" office:value-type="string">
            <text:p text:style-name="Table_20_Contents">De fácil aplicación</text:p>
          </table:table-cell>
          <table:table-cell table:style-name="Table1.A2" office:value-type="string">
            <text:p text:style-name="Table_20_Contents">Más requisitos que bisección</text:p>
            <text:p text:style-name="Table_20_Contents">La convergencia no está asegurada</text:p>
          </table:table-cell>
          <table:table-cell table:style-name="Table1.D2" office:value-type="string">
            <text:p text:style-name="Table_20_Contents">1 (lineal)</text:p>
          </table:table-cell>
        </table:table-row>
        <table:table-row>
          <table:table-cell table:style-name="Table1.A2" office:value-type="string">
            <text:p text:style-name="Table_20_Contents">Newton-Raphson</text:p>
          </table:table-cell>
          <table:table-cell table:style-name="Table1.A2" office:value-type="string">
            <text:p text:style-name="Table_20_Contents">Se puede aplicar en muchísimos casos</text:p>
          </table:table-cell>
          <table:table-cell table:style-name="Table1.A2" office:value-type="string">
            <text:p text:style-name="Table_20_Contents">Muchos requisitos</text:p>
            <text:p text:style-name="Table_20_Contents">Requiere el cálculo de la derivada</text:p>
          </table:table-cell>
          <table:table-cell table:style-name="Table1.D2" office:value-type="string">
            <text:p text:style-name="Table_20_Contents">2 (cuadrática)</text:p>
          </table:table-cell>
        </table:table-row>
        <table:table-row>
          <table:table-cell table:style-name="Table1.A2" office:value-type="string">
            <text:p text:style-name="Table_20_Contents">Secante</text:p>
          </table:table-cell>
          <table:table-cell table:style-name="Table1.A2" office:value-type="string">
            <text:p text:style-name="Table_20_Contents">No requiere la derivada</text:p>
          </table:table-cell>
          <table:table-cell table:style-name="Table1.A2" office:value-type="string">
            <text:p text:style-name="Table_20_Contents">No converge incondicionalmente</text:p>
          </table:table-cell>
          <table:table-cell table:style-name="Table1.D2" office:value-type="string">
            <text:p text:style-name="Table_20_Contents">Entre 1 y 2 (superlineal)</text:p>
          </table:table-cell>
        </table:table-row>
      </table:table>
      <text:p text:style-name="Text_20_body"/>
      <text:h text:style-name="Heading_20_1" text:outline-level="1">Interpolación</text:h>
      <text:h text:style-name="Heading_20_2" text:outline-level="2">Polinomio Interpolador de Lagrange</text:h>
      <text:p text:style-name="Text_20_body">[Fórmula de Lagrange]</text:p>
      <text:h text:style-name="Heading_20_2" text:outline-level="2">Polinomio Interpolador de Newton</text:h>
      <text:p text:style-name="Text_20_body">[Fórmula de Newton]</text:p>
      <text:h text:style-name="Heading_20_2" text:outline-level="2">Polinomio Interpolador de Hermite</text:h>
      <text:p text:style-name="Text_20_body">[Fórmula de Hermi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pe Laser</meta:initial-creator>
    <meta:creation-date>2010-05-17T12:44:27.53</meta:creation-date>
    <dc:date>2010-05-17T18:16:42.68</dc:date>
    <dc:creator>Fepe Laser</dc:creator>
    <meta:editing-duration>PT05H32M41S</meta:editing-duration>
    <meta:editing-cycles>9</meta:editing-cycles>
    <meta:generator>OpenOffice.org/3.2$Win32 OpenOffice.org_project/320m12$Build-9483</meta:generator>
    <meta:document-statistic meta:table-count="1" meta:image-count="0" meta:object-count="4" meta:page-count="5" meta:paragraph-count="147" meta:word-count="743" meta:character-count="4305"/>
  </office:meta>
</office:document-meta>
</file>

<file path=Object 1/content.xml><?xml version="1.0" encoding="utf-8"?>
<math xmlns="http://www.w3.org/1998/Math/MathML">
  <semantics>
    <mrow>
      <msub>
        <mi>m</mi>
        <mrow>
          <mi>i</mi>
          <mi>,</mi>
          <mi>j</mi>
        </mrow>
      </msub>
      <mi mathvariant="normal">=</mi>
      <mfrac>
        <msub>
          <mi>a</mi>
          <mrow>
            <mi>i</mi>
            <mi>,</mi>
            <mi>j</mi>
          </mrow>
        </msub>
        <msub>
          <mi>a</mi>
          <mrow>
            <mi>i</mi>
            <mi>,</mi>
            <mi>i</mi>
          </mrow>
        </msub>
      </mfrac>
    </mrow>
    <annotation encoding="StarMath 5.0">m_{i,j} = {a_{i,j}} over {a_{i,i}} </annotation>
  </semantics>
</math>
</file>

<file path=Object 2/content.xml><?xml version="1.0" encoding="utf-8"?>
<math xmlns="http://www.w3.org/1998/Math/MathML">
  <semantics>
    <mrow>
      <msup>
        <msub>
          <mi>a</mi>
          <mrow>
            <mi>i</mi>
            <mi>,</mi>
            <mi>j</mi>
          </mrow>
        </msub>
        <mrow>
          <mi>k</mi>
          <mo stretchy="false">+</mo>
          <mn>1</mn>
        </mrow>
      </msup>
      <mi mathvariant="normal">=</mi>
      <mrow>
        <msup>
          <msub>
            <mi>a</mi>
            <mrow>
              <mi>i</mi>
              <mi>,</mi>
              <mi>j</mi>
            </mrow>
          </msub>
          <mi>k</mi>
        </msup>
        <mi mathvariant="normal">−</mi>
        <mrow>
          <msub>
            <mi>m</mi>
            <mrow>
              <mi>i</mi>
              <mn>,1</mn>
            </mrow>
          </msub>
          <mi mathvariant="normal">⋅</mi>
          <msub>
            <mi>a</mi>
            <mrow>
              <mn>1,</mn>
              <mi>j</mi>
            </mrow>
          </msub>
        </mrow>
      </mrow>
    </mrow>
    <annotation encoding="StarMath 5.0">{a_{i,j}}^{k+1} = {a_{i,j}}^{k} - m_{i,1} cdot a_{1,j}</annotation>
  </semantics>
</math>
</file>

<file path=Object 3/content.xml><?xml version="1.0" encoding="utf-8"?>
<math xmlns="http://www.w3.org/1998/Math/MathML">
  <semantics>
    <mtable>
      <mtr>
        <mtd>
          <mrow>
            <mfrac>
              <msup>
                <mi>e</mi>
                <mrow>
                  <mi>k</mi>
                  <mo stretchy="false">+</mo>
                  <mn>1</mn>
                </mrow>
              </msup>
              <msup>
                <mrow>
                  <mo stretchy="false">(</mo>
                  <msup>
                    <mi>e</mi>
                    <mi>k</mi>
                  </msup>
                  <mo stretchy="false">)</mo>
                </mrow>
                <mi>p</mi>
              </msup>
            </mfrac>
            <mi mathvariant="normal">=</mi>
            <mi>C</mi>
          </mrow>
        </mtd>
      </mtr>
      <mtr>
        <mtd/>
      </mtr>
    </mtable>
    <annotation encoding="StarMath 5.0">{e^{k+1} over {(e^k)^p} = C</annotation>
  </semantics>
</math>
</file>

<file path=Object 4/content.xml><?xml version="1.0" encoding="utf-8"?>
<math xmlns="http://www.w3.org/1998/Math/MathML">
  <semantics>
    <mrow>
      <msub>
        <mi>m</mi>
        <mrow>
          <mi>k</mi>
          <mo stretchy="false">+</mo>
          <mn>1</mn>
        </mrow>
      </msub>
      <mi mathvariant="normal">=</mi>
      <mrow>
        <msub>
          <mi>a</mi>
          <mi>k</mi>
        </msub>
        <mi mathvariant="normal">−</mi>
        <mrow>
          <mrow>
            <mo stretchy="false">(</mo>
            <mrow>
              <msub>
                <mi>b</mi>
                <mi>k</mi>
              </msub>
              <mi mathvariant="normal">−</mi>
              <msub>
                <mi>a</mi>
                <mi>k</mi>
              </msub>
            </mrow>
            <mo stretchy="false">)</mo>
          </mrow>
          <mi mathvariant="normal">⋅</mi>
          <mfrac>
            <mrow>
              <mi>f</mi>
              <mrow>
                <mo stretchy="false">(</mo>
                <msub>
                  <mi>a</mi>
                  <mi>k</mi>
                </msub>
                <mo stretchy="false">)</mo>
              </mrow>
            </mrow>
            <mrow>
              <mi>f</mi>
              <mrow>
                <mrow>
                  <mo stretchy="false">(</mo>
                  <msub>
                    <mi>b</mi>
                    <mi>k</mi>
                  </msub>
                  <mo stretchy="false">)</mo>
                </mrow>
                <mi mathvariant="normal">⋅</mi>
                <mi>f</mi>
              </mrow>
              <mrow>
                <mo stretchy="false">(</mo>
                <msub>
                  <mi>a</mi>
                  <mi>k</mi>
                </msub>
                <mo stretchy="false">)</mo>
              </mrow>
            </mrow>
          </mfrac>
        </mrow>
      </mrow>
    </mrow>
    <annotation encoding="StarMath 5.0">m_{k+1} = a_k - (b_k - a_k) cdot {{f(a_k)} over {f(b_k) cdot f(a_k)} }   </annotation>
  </semantics>
</math>
</file>